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putStream.LogOutputStream( ProjectComponent pc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OutputStream.LogOutputStream( Task task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OutputStream.LogOutputStream( ProjectComponent 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OutputStream.process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OutputStream.process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OutputStream.processLine( String line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OutputStream.getMessag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